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 table:number-rows-repeated="104848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19:46:45.6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5T19:48:02.983000000</dc:date>
    <meta:editing-duration>P2DT12H26M48S</meta:editing-duration>
    <meta:editing-cycles>954</meta:editing-cycles>
    <meta:document-statistic meta:table-count="1" meta:cell-count="243" meta:object-count="0"/>
  </office:meta>
</office:document-meta>
</file>